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font-style="italic" style:text-underline-style="none" style:font-style-asian="italic" style:font-style-complex="italic"/>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style:text-underline-style="none"/>
    </style:style>
    <style:style style:name="P4" style:family="paragraph" style:parent-style-name="Heading">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Heading_20_2">
      <style:paragraph-properties style:writing-mode="lr-tb"/>
      <style:text-properties style:text-underline-style="none"/>
    </style:style>
    <style:style style:name="T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eño de un Sumador Rápido en tecnología CMOS utilizando Herramientas de Software Libre</text:p>
      <text:p text:style-name="P1">Descripción:</text:p>
      <text:p text:style-name="P2">El objetivo del trabajo es diseñar un sumador de n-bits, utilizando tecnología de procesos de fabricación CMOS para circuitos integrados. Integrar y documentar un Flujo de Diseño de este sistema digital utilizando herramientas de Software Libre, será un subproducto, que permita lograr la base de conocimiento necesaria en el diseño de Circuitos Integrados con tecnología CMOS. Este trabajo pretende facilitar el acceso a las herramientas de diseño de circuitos integrados a los estudiantes de grado.</text:p>
      <text:h text:style-name="Heading_20_2" text:outline-level="2">Parte I – Microelectrónica en las Universidades Argentinas (OPCIONAL)</text:h>
      <text:p text:style-name="Standard">El objetivo de esta sección será brindar información sobre el estado actual de la microelectrónica en nuestro país, obtener información sobre cuantos laboratorios realizan trabajos en microelectrónica, cuántas materias de grado y postgrado existen, y los distintas herramientas de software que utilizan. </text:p>
      <text:h text:style-name="P5" text:outline-level="2">Parte II – Introducción al Software Libre</text:h>
      <text:p text:style-name="P3">Definición, Licencias de uso, distribuciones y referencias de consulta.</text:p>
      <text:h text:style-name="Heading_20_2" text:outline-level="2">Parte III - Diseño Digital</text:h>
      <text:p text:style-name="P3">Especificaciones de diseño del sumador. Relevamiento, comparación y selección de la arquitectura a implementar. Comparación y selección del lenguaje de descripción de hardware para implementar el circuito. Simulación, Verificación Formal y Síntesis a compuertas del circuito.</text:p>
      <text:h text:style-name="Heading_20_2" text:outline-level="2">Parte IV - Diseño Analógico</text:h>
      <text:p text:style-name="Text_20_body">Introducción, Flujo de diseño detallado y procesos de fabricación en tecnología CMOS y <text:s/>herramientas disponibles. Selección del proceso de fabricación y las herramientas de diseño a utilizar. </text:p>
      <text:h text:style-name="Heading_20_2" text:outline-level="2">Parte V - Diseño Físico</text:h>
      <text:p text:style-name="Text_20_body">Introducción, flujo de diseño detallado. Relevamiento, comparación y selección de las herramientas disponibles. Selección de Celdas estándar. Place &amp; Route del circuito. Interfase Analógica-Digital para el circuito, conexión con el encapsulado.</text:p>
      <text:h text:style-name="Heading_20_2" text:outline-level="2">Parte VI – Sign Out y Tape Out</text:h>
      <text:p text:style-name="Text_20_body">Introducción, flujo de diseño detallado. Chequeo de las condiciones de timing, IR Drop y <text:s/>Electro-migración de todo el integrado.</text:p>
      <text:h text:style-name="Heading_20_2" text:outline-level="2">Parte VII – Integración de todo el flujo completo</text:h>
      <text:p text:style-name="Text_20_body">Introducción, flujo de diseño detallado. Relevamiento, comparación y selección de las herramientas disponibles. Celdas estándar. Place &amp; Route. Interfase Analógica-Digital, CMOS Pads.</text:p>
      <text:h text:style-name="Heading_20_2" text:outline-level="2"><text:soft-page-break/>Parte VIII – Conclusiones</text:h>
      <text:p text:style-name="Text_20_body">Ventajas, límitaciones, trabajo futur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Leandro</meta:initial-creator>
    <meta:creation-date>2009-09-16T20:31:57</meta:creation-date>
    <dc:creator>leandro </dc:creator>
    <dc:date>2013-04-17T16:17:25</dc:date>
    <dc:language>es-AR</dc:language>
    <meta:editing-cycles>56</meta:editing-cycles>
    <meta:editing-duration>PT97H01M06S</meta:editing-duration>
    <meta:document-statistic meta:table-count="0" meta:image-count="0" meta:object-count="0" meta:page-count="2" meta:paragraph-count="19" meta:word-count="332" meta:character-count="2332"/>
    <meta:user-defined meta:name="Info 1"/>
    <meta:user-defined meta:name="Info 2"/>
    <meta:user-defined meta:name="Info 3"/>
    <meta:user-defined meta:name="Info 4"/>
  </office:meta>
</office:document-meta>
</file>